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bd9b2" officeooo:paragraph-rsid="002bd9b2"/>
    </style:style>
    <style:style style:name="P2" style:family="paragraph" style:parent-style-name="Standard">
      <style:text-properties style:font-name="Cambria" fo:font-size="12pt" style:text-underline-style="none" fo:font-weight="normal" officeooo:rsid="00860854" officeooo:paragraph-rsid="0091b50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ambria" fo:font-size="12pt" style:text-underline-style="none" fo:font-weight="normal" officeooo:rsid="001f26bb" officeooo:paragraph-rsid="00e738e8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ambria" fo:font-size="12pt" style:text-underline-style="none" fo:font-weight="normal" officeooo:rsid="001f26bb" officeooo:paragraph-rsid="001f26bb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ambria" fo:font-size="12pt" style:text-underline-style="none" fo:font-weight="normal" officeooo:rsid="001f26bb" officeooo:paragraph-rsid="029194fb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mbria" fo:font-size="12pt" style:text-underline-style="none" fo:font-weight="normal" officeooo:rsid="001f26bb" officeooo:paragraph-rsid="0296ab2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ambria" fo:font-size="12pt" style:text-underline-style="none" fo:font-weight="normal" officeooo:rsid="0046f119" officeooo:paragraph-rsid="0046f119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ambria" fo:font-size="12pt" style:text-underline-style="none" fo:font-weight="normal" officeooo:rsid="0084372c" officeooo:paragraph-rsid="0091b50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ambria" fo:font-size="12pt" style:text-underline-style="none" fo:font-weight="normal" officeooo:rsid="001dcb6f" officeooo:paragraph-rsid="026398f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ambria" fo:font-size="12pt" style:text-underline-style="none" fo:font-weight="normal" officeooo:rsid="001dcb6f" officeooo:paragraph-rsid="009ca18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ambria" fo:font-size="12pt" style:text-underline-style="none" fo:font-weight="normal" officeooo:rsid="001dcb6f" officeooo:paragraph-rsid="0084372c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ambria" fo:font-size="12pt" style:text-underline-style="none" fo:font-weight="normal" officeooo:rsid="003adedc" officeooo:paragraph-rsid="003aded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Cambria" fo:font-size="12pt" style:text-underline-style="none" fo:font-weight="normal" officeooo:rsid="0025b9ec" officeooo:paragraph-rsid="0267874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ambria" fo:font-size="12pt" style:text-underline-style="none" fo:font-weight="normal" officeooo:rsid="001d2e0c" officeooo:paragraph-rsid="0267874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ambria" fo:font-size="12pt" style:text-underline-style="none" fo:font-weight="normal" officeooo:rsid="001d2e0c" officeooo:paragraph-rsid="0025b9e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mbria" fo:font-size="12pt" style:text-underline-style="none" fo:font-weight="normal" officeooo:rsid="001d2e0c" officeooo:paragraph-rsid="002bd9b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Cambria" fo:font-size="12pt" style:text-underline-style="none" fo:font-weight="normal" officeooo:rsid="004ef9fc" officeooo:paragraph-rsid="0267874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ambria" fo:font-size="12pt" style:text-underline-style="none" fo:font-weight="normal" officeooo:rsid="004ef9fc" officeooo:paragraph-rsid="001d2e0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mbria" fo:font-size="12pt" style:text-underline-style="none" fo:font-weight="normal" officeooo:rsid="000abf0b" officeooo:paragraph-rsid="00457a6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mbria" fo:font-size="12pt" style:text-underline-style="none" fo:font-weight="normal" officeooo:rsid="000abf0b" officeooo:paragraph-rsid="01512940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mbria" fo:font-size="12pt" style:text-underline-style="none" fo:font-weight="normal" officeooo:rsid="000abf0b" officeooo:paragraph-rsid="00bbd4c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mbria" fo:font-size="12pt" style:text-underline-style="none" fo:font-weight="normal" officeooo:rsid="013fbff5" officeooo:paragraph-rsid="013fbff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mbria" fo:font-size="12pt" style:text-underline-style="none" fo:font-weight="normal" officeooo:rsid="000c872c" officeooo:paragraph-rsid="00ac05c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mbria" fo:font-size="12pt" style:text-underline-style="none" fo:font-weight="normal" officeooo:rsid="00120827" officeooo:paragraph-rsid="00b22afd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mbria" fo:font-size="12pt" style:text-underline-style="none" fo:font-weight="normal" officeooo:rsid="00120827" officeooo:paragraph-rsid="00c7ffe1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mbria" fo:font-size="12pt" style:text-underline-style="none" fo:font-weight="normal" officeooo:rsid="00dc1849" officeooo:paragraph-rsid="01238577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Cambria" fo:font-size="12pt" style:text-underline-style="none" fo:font-weight="normal" officeooo:rsid="003b5c23" officeooo:paragraph-rsid="003b5c23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Cambria" fo:font-size="12pt" style:text-underline-style="none" fo:font-weight="normal" officeooo:rsid="00fdf4e7" officeooo:paragraph-rsid="00fdf4e7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Cambria" fo:font-size="12pt" style:text-underline-style="none" fo:font-weight="normal" officeooo:rsid="016ed03e" officeooo:paragraph-rsid="00fdf4e7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Cambria" fo:font-size="12pt" style:text-underline-style="none" fo:font-weight="normal" officeooo:rsid="016ed03e" officeooo:paragraph-rsid="018f0b4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Cambria" fo:font-size="12pt" style:text-underline-style="none" fo:font-weight="normal" officeooo:rsid="016ed03e" officeooo:paragraph-rsid="01b11f4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Cambria" fo:font-size="12pt" style:text-underline-style="none" fo:font-weight="normal" officeooo:rsid="016ed03e" officeooo:paragraph-rsid="01981fcb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Cambria" fo:font-size="12pt" style:text-underline-style="none" fo:font-weight="normal" officeooo:rsid="016ed03e" officeooo:paragraph-rsid="016ed03e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Cambria" fo:font-size="12pt" style:text-underline-style="none" fo:font-weight="normal" officeooo:rsid="0190bc66" officeooo:paragraph-rsid="0190bc6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Cambria" fo:font-size="12pt" style:text-underline-style="none" fo:font-weight="normal" officeooo:rsid="01b11f46" officeooo:paragraph-rsid="01b11f46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Cambria" fo:font-size="12pt" style:text-underline-style="none" fo:font-weight="normal" officeooo:rsid="01b11f46" officeooo:paragraph-rsid="01bce910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Cambria" fo:font-size="12pt" style:text-underline-style="none" fo:font-weight="normal" officeooo:rsid="019eb8ad" officeooo:paragraph-rsid="019eb8ad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Cambria" fo:font-size="12pt" style:text-underline-style="none" fo:font-weight="normal" officeooo:rsid="0199f17a" officeooo:paragraph-rsid="0199f17a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Cambria" fo:font-size="12pt" style:text-underline-style="none" fo:font-weight="normal" officeooo:rsid="01cffa06" officeooo:paragraph-rsid="01cffa06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Cambria" fo:font-size="12pt" style:text-underline-style="none" fo:font-weight="normal" officeooo:rsid="01e01b44" officeooo:paragraph-rsid="01e77ce8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Cambria" fo:font-size="12pt" style:text-underline-style="none" fo:font-weight="normal" officeooo:rsid="01e01b44" officeooo:paragraph-rsid="01e85565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Cambria" fo:font-size="12pt" style:text-underline-style="none" fo:font-weight="normal" officeooo:rsid="01e01b44" officeooo:paragraph-rsid="027d779a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Cambria" fo:font-size="12pt" style:text-underline-style="none" fo:font-weight="normal" officeooo:rsid="01fefd99" officeooo:paragraph-rsid="0203551c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Cambria" fo:font-size="12pt" style:text-underline-style="none" fo:font-weight="normal" officeooo:rsid="01f7fd11" officeooo:paragraph-rsid="01f77062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Cambria" fo:font-size="12pt" style:text-underline-style="none" fo:font-weight="normal" officeooo:rsid="01fa614a" officeooo:paragraph-rsid="020ff0cf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Cambria" fo:font-size="12pt" style:text-underline-style="none" fo:font-weight="normal" officeooo:rsid="0214252b" officeooo:paragraph-rsid="0214b4cf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Cambria" fo:font-size="12pt" style:text-underline-style="none" fo:font-weight="normal" officeooo:rsid="021fb072" officeooo:paragraph-rsid="021fb072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Cambria" fo:font-size="12pt" style:text-underline-style="none" fo:font-weight="normal" officeooo:rsid="021fb072" officeooo:paragraph-rsid="024b2957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Cambria" fo:font-size="12pt" style:text-underline-style="none" fo:font-weight="normal" officeooo:rsid="0231c0df" officeooo:paragraph-rsid="0231c0df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Cambria" fo:font-size="12pt" style:text-underline-style="none" fo:font-weight="normal" officeooo:rsid="01cbff33" officeooo:paragraph-rsid="01cbff33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Cambria" fo:font-size="12pt" style:text-underline-style="none" fo:font-weight="normal" officeooo:rsid="017b6ed9" officeooo:paragraph-rsid="018bc7df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Cambria" fo:font-size="12pt" style:text-underline-style="none" fo:font-weight="normal" officeooo:rsid="01d1d8d7" officeooo:paragraph-rsid="01d1d8d7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Cambria" fo:font-size="12pt" style:text-underline-style="none" fo:font-weight="normal" officeooo:rsid="0028956f" officeooo:paragraph-rsid="00557101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Cambria" fo:font-size="12pt" style:text-underline-style="none" fo:font-weight="normal" officeooo:rsid="0028956f" officeooo:paragraph-rsid="0058031c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Cambria" fo:font-size="12pt" style:text-underline-style="none" fo:font-weight="normal" officeooo:rsid="0028956f" officeooo:paragraph-rsid="005ebdba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Cambria" fo:font-size="12pt" style:text-underline-style="none" fo:font-weight="normal" officeooo:rsid="0028956f" officeooo:paragraph-rsid="0060a8cf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Cambria" fo:font-size="12pt" style:text-underline-style="none" fo:font-weight="normal" officeooo:rsid="002bd9b2" officeooo:paragraph-rsid="0034d550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Cambria" fo:font-size="12pt" style:text-underline-style="none" fo:font-weight="normal" officeooo:rsid="002bf8d6" officeooo:paragraph-rsid="002bf8d6" style:font-size-asian="12pt" style:font-weight-asian="normal" style:font-size-complex="12pt" style:font-weight-complex="normal"/>
    </style:style>
    <style:style style:name="T1" style:family="text">
      <style:text-properties officeooo:rsid="00202e4e"/>
    </style:style>
    <style:style style:name="T2" style:family="text">
      <style:text-properties officeooo:rsid="0022929c"/>
    </style:style>
    <style:style style:name="T3" style:family="text">
      <style:text-properties officeooo:rsid="0022de05"/>
    </style:style>
    <style:style style:name="T4" style:family="text">
      <style:text-properties officeooo:rsid="00239bbe"/>
    </style:style>
    <style:style style:name="T5" style:family="text">
      <style:text-properties officeooo:rsid="0023c35c"/>
    </style:style>
    <style:style style:name="T6" style:family="text">
      <style:text-properties officeooo:rsid="0025b9ec"/>
    </style:style>
    <style:style style:name="T7" style:family="text">
      <style:text-properties officeooo:rsid="00271047"/>
    </style:style>
    <style:style style:name="T8" style:family="text">
      <style:text-properties officeooo:rsid="002e15d6"/>
    </style:style>
    <style:style style:name="T9" style:family="text">
      <style:text-properties officeooo:rsid="002f9909"/>
    </style:style>
    <style:style style:name="T10" style:family="text">
      <style:text-properties officeooo:rsid="0030a804"/>
    </style:style>
    <style:style style:name="T11" style:family="text">
      <style:text-properties officeooo:rsid="0034d550"/>
    </style:style>
    <style:style style:name="T12" style:family="text">
      <style:text-properties officeooo:rsid="00356a0c"/>
    </style:style>
    <style:style style:name="T13" style:family="text">
      <style:text-properties officeooo:rsid="0035e8eb"/>
    </style:style>
    <style:style style:name="T14" style:family="text">
      <style:text-properties officeooo:rsid="0037cf3f"/>
    </style:style>
    <style:style style:name="T15" style:family="text">
      <style:text-properties officeooo:rsid="003a4575"/>
    </style:style>
    <style:style style:name="T16" style:family="text">
      <style:text-properties officeooo:rsid="003adedc"/>
    </style:style>
    <style:style style:name="T17" style:family="text">
      <style:text-properties officeooo:rsid="00457a68"/>
    </style:style>
    <style:style style:name="T18" style:family="text">
      <style:text-properties officeooo:rsid="0046877d"/>
    </style:style>
    <style:style style:name="T19" style:family="text">
      <style:text-properties officeooo:rsid="0046c8a5"/>
    </style:style>
    <style:style style:name="T20" style:family="text">
      <style:text-properties officeooo:rsid="001406f0"/>
    </style:style>
    <style:style style:name="T21" style:family="text">
      <style:text-properties officeooo:rsid="0014c612"/>
    </style:style>
    <style:style style:name="T22" style:family="text">
      <style:text-properties officeooo:rsid="004961a2"/>
    </style:style>
    <style:style style:name="T23" style:family="text">
      <style:text-properties officeooo:rsid="004b4416"/>
    </style:style>
    <style:style style:name="T24" style:family="text">
      <style:text-properties officeooo:rsid="004bce8d"/>
    </style:style>
    <style:style style:name="T25" style:family="text">
      <style:text-properties officeooo:rsid="004d0f35"/>
    </style:style>
    <style:style style:name="T26" style:family="text">
      <style:text-properties officeooo:rsid="004ef9fc"/>
    </style:style>
    <style:style style:name="T27" style:family="text">
      <style:text-properties officeooo:rsid="00533b67"/>
    </style:style>
    <style:style style:name="T28" style:family="text">
      <style:text-properties officeooo:rsid="00557101"/>
    </style:style>
    <style:style style:name="T29" style:family="text">
      <style:text-properties officeooo:rsid="00562847"/>
    </style:style>
    <style:style style:name="T30" style:family="text">
      <style:text-properties officeooo:rsid="0058031c"/>
    </style:style>
    <style:style style:name="T31" style:family="text">
      <style:text-properties officeooo:rsid="005a0e6b"/>
    </style:style>
    <style:style style:name="T32" style:family="text">
      <style:text-properties officeooo:rsid="005b3bcf"/>
    </style:style>
    <style:style style:name="T33" style:family="text">
      <style:text-properties officeooo:rsid="005c9d7b"/>
    </style:style>
    <style:style style:name="T34" style:family="text">
      <style:text-properties officeooo:rsid="005e4331"/>
    </style:style>
    <style:style style:name="T35" style:family="text">
      <style:text-properties officeooo:rsid="005ebdba"/>
    </style:style>
    <style:style style:name="T36" style:family="text">
      <style:text-properties officeooo:rsid="005fe82c"/>
    </style:style>
    <style:style style:name="T37" style:family="text">
      <style:text-properties officeooo:rsid="006273ed"/>
    </style:style>
    <style:style style:name="T38" style:family="text">
      <style:text-properties officeooo:rsid="00646118"/>
    </style:style>
    <style:style style:name="T39" style:family="text">
      <style:text-properties officeooo:rsid="0064a867"/>
    </style:style>
    <style:style style:name="T40" style:family="text">
      <style:text-properties officeooo:rsid="0065d0a5"/>
    </style:style>
    <style:style style:name="T41" style:family="text">
      <style:text-properties officeooo:rsid="006887da"/>
    </style:style>
    <style:style style:name="T42" style:family="text">
      <style:text-properties officeooo:rsid="006d5d2e"/>
    </style:style>
    <style:style style:name="T43" style:family="text">
      <style:text-properties officeooo:rsid="006fc06d"/>
    </style:style>
    <style:style style:name="T44" style:family="text">
      <style:text-properties officeooo:rsid="00718693"/>
    </style:style>
    <style:style style:name="T45" style:family="text">
      <style:text-properties officeooo:rsid="00730e5a"/>
    </style:style>
    <style:style style:name="T46" style:family="text">
      <style:text-properties officeooo:rsid="0075ae9d"/>
    </style:style>
    <style:style style:name="T47" style:family="text">
      <style:text-properties officeooo:rsid="0077c360"/>
    </style:style>
    <style:style style:name="T48" style:family="text">
      <style:text-properties officeooo:rsid="007a487e"/>
    </style:style>
    <style:style style:name="T49" style:family="text">
      <style:text-properties officeooo:rsid="008909dc"/>
    </style:style>
    <style:style style:name="T50" style:family="text">
      <style:text-properties officeooo:rsid="001620f8"/>
    </style:style>
    <style:style style:name="T51" style:family="text">
      <style:text-properties officeooo:rsid="008d8b3e"/>
    </style:style>
    <style:style style:name="T52" style:family="text">
      <style:text-properties officeooo:rsid="008e2c07"/>
    </style:style>
    <style:style style:name="T53" style:family="text">
      <style:text-properties officeooo:rsid="008f4c08"/>
    </style:style>
    <style:style style:name="T54" style:family="text">
      <style:text-properties officeooo:rsid="00909556"/>
    </style:style>
    <style:style style:name="T55" style:family="text">
      <style:text-properties officeooo:rsid="0090d178"/>
    </style:style>
    <style:style style:name="T56" style:family="text">
      <style:text-properties officeooo:rsid="0091b501"/>
    </style:style>
    <style:style style:name="T57" style:family="text">
      <style:text-properties officeooo:rsid="0091edbb"/>
    </style:style>
    <style:style style:name="T58" style:family="text">
      <style:text-properties officeooo:rsid="0095e6da"/>
    </style:style>
    <style:style style:name="T59" style:family="text">
      <style:text-properties officeooo:rsid="009754c8"/>
    </style:style>
    <style:style style:name="T60" style:family="text">
      <style:text-properties officeooo:rsid="0097bbf8"/>
    </style:style>
    <style:style style:name="T61" style:family="text">
      <style:text-properties officeooo:rsid="0098b47e"/>
    </style:style>
    <style:style style:name="T62" style:family="text">
      <style:text-properties officeooo:rsid="00997b79"/>
    </style:style>
    <style:style style:name="T63" style:family="text">
      <style:text-properties officeooo:rsid="009a76a9"/>
    </style:style>
    <style:style style:name="T64" style:family="text">
      <style:text-properties officeooo:rsid="009d36bd"/>
    </style:style>
    <style:style style:name="T65" style:family="text">
      <style:text-properties officeooo:rsid="009d5d97"/>
    </style:style>
    <style:style style:name="T66" style:family="text">
      <style:text-properties officeooo:rsid="009fdbd7"/>
    </style:style>
    <style:style style:name="T67" style:family="text">
      <style:text-properties officeooo:rsid="00a1c0d9"/>
    </style:style>
    <style:style style:name="T68" style:family="text">
      <style:text-properties officeooo:rsid="00a3426b"/>
    </style:style>
    <style:style style:name="T69" style:family="text">
      <style:text-properties officeooo:rsid="00a76e6c"/>
    </style:style>
    <style:style style:name="T70" style:family="text">
      <style:text-properties officeooo:rsid="00a94409"/>
    </style:style>
    <style:style style:name="T71" style:family="text">
      <style:text-properties officeooo:rsid="00ab348f"/>
    </style:style>
    <style:style style:name="T72" style:family="text">
      <style:text-properties officeooo:rsid="00ac05c4"/>
    </style:style>
    <style:style style:name="T73" style:family="text">
      <style:text-properties officeooo:rsid="00ada398"/>
    </style:style>
    <style:style style:name="T74" style:family="text">
      <style:text-properties officeooo:rsid="00b44549"/>
    </style:style>
    <style:style style:name="T75" style:family="text">
      <style:text-properties officeooo:rsid="00bbd4c2"/>
    </style:style>
    <style:style style:name="T76" style:family="text">
      <style:text-properties officeooo:rsid="00bdbfbe"/>
    </style:style>
    <style:style style:name="T77" style:family="text">
      <style:text-properties officeooo:rsid="00bdecca"/>
    </style:style>
    <style:style style:name="T78" style:family="text">
      <style:text-properties officeooo:rsid="00c38769"/>
    </style:style>
    <style:style style:name="T79" style:family="text">
      <style:text-properties officeooo:rsid="00c38eee"/>
    </style:style>
    <style:style style:name="T80" style:family="text">
      <style:text-properties officeooo:rsid="00c5c587"/>
    </style:style>
    <style:style style:name="T81" style:family="text">
      <style:text-properties officeooo:rsid="00c6c2a6"/>
    </style:style>
    <style:style style:name="T82" style:family="text">
      <style:text-properties officeooo:rsid="00c7ffe1"/>
    </style:style>
    <style:style style:name="T83" style:family="text">
      <style:text-properties officeooo:rsid="00c8c99a"/>
    </style:style>
    <style:style style:name="T84" style:family="text">
      <style:text-properties officeooo:rsid="00ca65a1"/>
    </style:style>
    <style:style style:name="T85" style:family="text">
      <style:text-properties officeooo:rsid="00d59f19"/>
    </style:style>
    <style:style style:name="T86" style:family="text">
      <style:text-properties officeooo:rsid="00f08cc3"/>
    </style:style>
    <style:style style:name="T87" style:family="text">
      <style:text-properties officeooo:rsid="00f232a4"/>
    </style:style>
    <style:style style:name="T88" style:family="text">
      <style:text-properties officeooo:rsid="00f4c1b4"/>
    </style:style>
    <style:style style:name="T89" style:family="text">
      <style:text-properties officeooo:rsid="00f6916e"/>
    </style:style>
    <style:style style:name="T90" style:family="text">
      <style:text-properties officeooo:rsid="010019f2"/>
    </style:style>
    <style:style style:name="T91" style:family="text">
      <style:text-properties officeooo:rsid="01020a22"/>
    </style:style>
    <style:style style:name="T92" style:family="text">
      <style:text-properties officeooo:rsid="01026eaa"/>
    </style:style>
    <style:style style:name="T93" style:family="text">
      <style:text-properties officeooo:rsid="0105d9b6"/>
    </style:style>
    <style:style style:name="T94" style:family="text">
      <style:text-properties officeooo:rsid="010a78b4"/>
    </style:style>
    <style:style style:name="T95" style:family="text">
      <style:text-properties officeooo:rsid="010cc431"/>
    </style:style>
    <style:style style:name="T96" style:family="text">
      <style:text-properties officeooo:rsid="010ea280"/>
    </style:style>
    <style:style style:name="T97" style:family="text">
      <style:text-properties officeooo:rsid="010f8970"/>
    </style:style>
    <style:style style:name="T98" style:family="text">
      <style:text-properties style:font-name="Cambria"/>
    </style:style>
    <style:style style:name="T99" style:family="text">
      <style:text-properties style:font-name="Cambria" fo:font-size="12pt" style:text-underline-style="none" fo:font-weight="normal" style:font-size-asian="12pt" style:font-weight-asian="normal" style:font-size-complex="12pt" style:font-weight-complex="normal"/>
    </style:style>
    <style:style style:name="T100" style:family="text">
      <style:text-properties officeooo:rsid="01161a2c"/>
    </style:style>
    <style:style style:name="T101" style:family="text">
      <style:text-properties officeooo:rsid="011b0581"/>
    </style:style>
    <style:style style:name="T102" style:family="text">
      <style:text-properties officeooo:rsid="011ce8a0"/>
    </style:style>
    <style:style style:name="T103" style:family="text">
      <style:text-properties officeooo:rsid="011ff3b4"/>
    </style:style>
    <style:style style:name="T104" style:family="text">
      <style:text-properties officeooo:rsid="0120af43"/>
    </style:style>
    <style:style style:name="T105" style:family="text">
      <style:text-properties officeooo:rsid="0121b3f0"/>
    </style:style>
    <style:style style:name="T106" style:family="text">
      <style:text-properties officeooo:rsid="0122d750"/>
    </style:style>
    <style:style style:name="T107" style:family="text">
      <style:text-properties officeooo:rsid="01238577"/>
    </style:style>
    <style:style style:name="T108" style:family="text">
      <style:text-properties officeooo:rsid="0124b08d"/>
    </style:style>
    <style:style style:name="T109" style:family="text">
      <style:text-properties officeooo:rsid="01261fcd"/>
    </style:style>
    <style:style style:name="T110" style:family="text">
      <style:text-properties officeooo:rsid="0127ace9"/>
    </style:style>
    <style:style style:name="T111" style:family="text">
      <style:text-properties officeooo:rsid="012b143d"/>
    </style:style>
    <style:style style:name="T112" style:family="text">
      <style:text-properties officeooo:rsid="012c8fe0"/>
    </style:style>
    <style:style style:name="T113" style:family="text">
      <style:text-properties officeooo:rsid="0130c566"/>
    </style:style>
    <style:style style:name="T114" style:family="text">
      <style:text-properties officeooo:rsid="01313a5b"/>
    </style:style>
    <style:style style:name="T115" style:family="text">
      <style:text-properties officeooo:rsid="01323147"/>
    </style:style>
    <style:style style:name="T116" style:family="text">
      <style:text-properties officeooo:rsid="0133cd31"/>
    </style:style>
    <style:style style:name="T117" style:family="text">
      <style:text-properties officeooo:rsid="01348d1b"/>
    </style:style>
    <style:style style:name="T118" style:family="text">
      <style:text-properties officeooo:rsid="01354ca8"/>
    </style:style>
    <style:style style:name="T119" style:family="text">
      <style:text-properties officeooo:rsid="01387099"/>
    </style:style>
    <style:style style:name="T120" style:family="text">
      <style:text-properties officeooo:rsid="013f02a0"/>
    </style:style>
    <style:style style:name="T121" style:family="text">
      <style:text-properties officeooo:rsid="0140bc80"/>
    </style:style>
    <style:style style:name="T122" style:family="text">
      <style:text-properties officeooo:rsid="01429dff"/>
    </style:style>
    <style:style style:name="T123" style:family="text">
      <style:text-properties officeooo:rsid="01442bf0"/>
    </style:style>
    <style:style style:name="T124" style:family="text">
      <style:text-properties officeooo:rsid="0148cfc5"/>
    </style:style>
    <style:style style:name="T125" style:family="text">
      <style:text-properties officeooo:rsid="014ba9a2"/>
    </style:style>
    <style:style style:name="T126" style:family="text">
      <style:text-properties officeooo:rsid="014c2b3c"/>
    </style:style>
    <style:style style:name="T127" style:family="text">
      <style:text-properties officeooo:rsid="014d1525"/>
    </style:style>
    <style:style style:name="T128" style:family="text">
      <style:text-properties officeooo:rsid="014f64b1"/>
    </style:style>
    <style:style style:name="T129" style:family="text">
      <style:text-properties officeooo:rsid="014fcc18"/>
    </style:style>
    <style:style style:name="T130" style:family="text">
      <style:text-properties officeooo:rsid="015300dd"/>
    </style:style>
    <style:style style:name="T131" style:family="text">
      <style:text-properties officeooo:rsid="0157bc37"/>
    </style:style>
    <style:style style:name="T132" style:family="text">
      <style:text-properties officeooo:rsid="015b14d4"/>
    </style:style>
    <style:style style:name="T133" style:family="text">
      <style:text-properties officeooo:rsid="0163dc4e"/>
    </style:style>
    <style:style style:name="T134" style:family="text">
      <style:text-properties officeooo:rsid="0170d246"/>
    </style:style>
    <style:style style:name="T135" style:family="text">
      <style:text-properties officeooo:rsid="0174f667"/>
    </style:style>
    <style:style style:name="T136" style:family="text">
      <style:text-properties officeooo:rsid="0176cbb5"/>
    </style:style>
    <style:style style:name="T137" style:family="text">
      <style:text-properties officeooo:rsid="01778e2f"/>
    </style:style>
    <style:style style:name="T138" style:family="text">
      <style:text-properties officeooo:rsid="0177e22a"/>
    </style:style>
    <style:style style:name="T139" style:family="text">
      <style:text-properties officeooo:rsid="01786ecb"/>
    </style:style>
    <style:style style:name="T140" style:family="text">
      <style:text-properties officeooo:rsid="0179e3e2"/>
    </style:style>
    <style:style style:name="T141" style:family="text">
      <style:text-properties officeooo:rsid="017b896d"/>
    </style:style>
    <style:style style:name="T142" style:family="text">
      <style:text-properties officeooo:rsid="017e05ed"/>
    </style:style>
    <style:style style:name="T143" style:family="text">
      <style:text-properties officeooo:rsid="017f7eee"/>
    </style:style>
    <style:style style:name="T144" style:family="text">
      <style:text-properties officeooo:rsid="0180faed"/>
    </style:style>
    <style:style style:name="T145" style:family="text">
      <style:text-properties officeooo:rsid="018230f8"/>
    </style:style>
    <style:style style:name="T146" style:family="text">
      <style:text-properties officeooo:rsid="0183b3cb"/>
    </style:style>
    <style:style style:name="T147" style:family="text">
      <style:text-properties officeooo:rsid="018941c2"/>
    </style:style>
    <style:style style:name="T148" style:family="text">
      <style:text-properties officeooo:rsid="01896565"/>
    </style:style>
    <style:style style:name="T149" style:family="text">
      <style:text-properties officeooo:rsid="018f0b4e"/>
    </style:style>
    <style:style style:name="T150" style:family="text">
      <style:text-properties officeooo:rsid="018fbfa6"/>
    </style:style>
    <style:style style:name="T151" style:family="text">
      <style:text-properties officeooo:rsid="019545cf"/>
    </style:style>
    <style:style style:name="T152" style:family="text">
      <style:text-properties officeooo:rsid="019633da"/>
    </style:style>
    <style:style style:name="T153" style:family="text">
      <style:text-properties officeooo:rsid="01977c59"/>
    </style:style>
    <style:style style:name="T154" style:family="text">
      <style:text-properties officeooo:rsid="019ab4f9"/>
    </style:style>
    <style:style style:name="T155" style:family="text">
      <style:text-properties officeooo:rsid="019c0833"/>
    </style:style>
    <style:style style:name="T156" style:family="text">
      <style:text-properties officeooo:rsid="019da7ec"/>
    </style:style>
    <style:style style:name="T157" style:family="text">
      <style:text-properties officeooo:rsid="01a85ddf"/>
    </style:style>
    <style:style style:name="T158" style:family="text">
      <style:text-properties officeooo:rsid="01b3ec43"/>
    </style:style>
    <style:style style:name="T159" style:family="text">
      <style:text-properties officeooo:rsid="01b53b75"/>
    </style:style>
    <style:style style:name="T160" style:family="text">
      <style:text-properties officeooo:rsid="01ba7fa6"/>
    </style:style>
    <style:style style:name="T161" style:family="text">
      <style:text-properties officeooo:rsid="01bbe054"/>
    </style:style>
    <style:style style:name="T162" style:family="text">
      <style:text-properties officeooo:rsid="01bce910"/>
    </style:style>
    <style:style style:name="T163" style:family="text">
      <style:text-properties officeooo:rsid="01bddeac"/>
    </style:style>
    <style:style style:name="T164" style:family="text">
      <style:text-properties officeooo:rsid="01bf215f"/>
    </style:style>
    <style:style style:name="T165" style:family="text">
      <style:text-properties officeooo:rsid="01c3aafb"/>
    </style:style>
    <style:style style:name="T166" style:family="text">
      <style:text-properties officeooo:rsid="01c4c1c9"/>
    </style:style>
    <style:style style:name="T167" style:family="text">
      <style:text-properties officeooo:rsid="01c8926a"/>
    </style:style>
    <style:style style:name="T168" style:family="text">
      <style:text-properties officeooo:rsid="01d09756"/>
    </style:style>
    <style:style style:name="T169" style:family="text">
      <style:text-properties officeooo:rsid="01e01b44"/>
    </style:style>
    <style:style style:name="T170" style:family="text">
      <style:text-properties officeooo:rsid="01e0c1c9"/>
    </style:style>
    <style:style style:name="T171" style:family="text">
      <style:text-properties officeooo:rsid="01e2949d"/>
    </style:style>
    <style:style style:name="T172" style:family="text">
      <style:text-properties officeooo:rsid="01e516cb"/>
    </style:style>
    <style:style style:name="T173" style:family="text">
      <style:text-properties officeooo:rsid="01e5844d"/>
    </style:style>
    <style:style style:name="T174" style:family="text">
      <style:text-properties officeooo:rsid="01e77ce8"/>
    </style:style>
    <style:style style:name="T175" style:family="text">
      <style:text-properties officeooo:rsid="01ea15bc"/>
    </style:style>
    <style:style style:name="T176" style:family="text">
      <style:text-properties officeooo:rsid="01eaeecb"/>
    </style:style>
    <style:style style:name="T177" style:family="text">
      <style:text-properties officeooo:rsid="01ece785"/>
    </style:style>
    <style:style style:name="T178" style:family="text">
      <style:text-properties officeooo:rsid="01ee297f"/>
    </style:style>
    <style:style style:name="T179" style:family="text">
      <style:text-properties officeooo:rsid="01ee4359"/>
    </style:style>
    <style:style style:name="T180" style:family="text">
      <style:text-properties officeooo:rsid="01f1e384"/>
    </style:style>
    <style:style style:name="T181" style:family="text">
      <style:text-properties officeooo:rsid="01f4bab7"/>
    </style:style>
    <style:style style:name="T182" style:family="text">
      <style:text-properties officeooo:rsid="01f987b1"/>
    </style:style>
    <style:style style:name="T183" style:family="text">
      <style:text-properties officeooo:rsid="01fb6d3b"/>
    </style:style>
    <style:style style:name="T184" style:family="text">
      <style:text-properties officeooo:rsid="01fd468b"/>
    </style:style>
    <style:style style:name="T185" style:family="text">
      <style:text-properties officeooo:rsid="01ffa23a"/>
    </style:style>
    <style:style style:name="T186" style:family="text">
      <style:text-properties officeooo:rsid="0202f5ba"/>
    </style:style>
    <style:style style:name="T187" style:family="text">
      <style:text-properties officeooo:rsid="0203551c"/>
    </style:style>
    <style:style style:name="T188" style:family="text">
      <style:text-properties officeooo:rsid="02040da0"/>
    </style:style>
    <style:style style:name="T189" style:family="text">
      <style:text-properties officeooo:rsid="02077a2c"/>
    </style:style>
    <style:style style:name="T190" style:family="text">
      <style:text-properties officeooo:rsid="02096214"/>
    </style:style>
    <style:style style:name="T191" style:family="text">
      <style:text-properties officeooo:rsid="020ff0cf"/>
    </style:style>
    <style:style style:name="T192" style:family="text">
      <style:text-properties officeooo:rsid="021163d7"/>
    </style:style>
    <style:style style:name="T193" style:family="text">
      <style:text-properties officeooo:rsid="0214b4cf"/>
    </style:style>
    <style:style style:name="T194" style:family="text">
      <style:text-properties officeooo:rsid="02157d07"/>
    </style:style>
    <style:style style:name="T195" style:family="text">
      <style:text-properties officeooo:rsid="02161d7a"/>
    </style:style>
    <style:style style:name="T196" style:family="text">
      <style:text-properties officeooo:rsid="0216d3c6"/>
    </style:style>
    <style:style style:name="T197" style:family="text">
      <style:text-properties officeooo:rsid="0218383f"/>
    </style:style>
    <style:style style:name="T198" style:family="text">
      <style:text-properties officeooo:rsid="0218e55e"/>
    </style:style>
    <style:style style:name="T199" style:family="text">
      <style:text-properties officeooo:rsid="021aa701"/>
    </style:style>
    <style:style style:name="T200" style:family="text">
      <style:text-properties officeooo:rsid="021b6e05"/>
    </style:style>
    <style:style style:name="T201" style:family="text">
      <style:text-properties officeooo:rsid="021d3e40"/>
    </style:style>
    <style:style style:name="T202" style:family="text">
      <style:text-properties officeooo:rsid="022090e7"/>
    </style:style>
    <style:style style:name="T203" style:family="text">
      <style:text-properties officeooo:rsid="02241e1a"/>
    </style:style>
    <style:style style:name="T204" style:family="text">
      <style:text-properties officeooo:rsid="0225e4b3"/>
    </style:style>
    <style:style style:name="T205" style:family="text">
      <style:text-properties officeooo:rsid="02271062"/>
    </style:style>
    <style:style style:name="T206" style:family="text">
      <style:text-properties officeooo:rsid="022be2e7"/>
    </style:style>
    <style:style style:name="T207" style:family="text">
      <style:text-properties officeooo:rsid="022ffb80"/>
    </style:style>
    <style:style style:name="T208" style:family="text">
      <style:text-properties officeooo:rsid="02313306"/>
    </style:style>
    <style:style style:name="T209" style:family="text">
      <style:text-properties officeooo:rsid="023264dc"/>
    </style:style>
    <style:style style:name="T210" style:family="text">
      <style:text-properties officeooo:rsid="02362ff8"/>
    </style:style>
    <style:style style:name="T211" style:family="text">
      <style:text-properties officeooo:rsid="0239c749"/>
    </style:style>
    <style:style style:name="T212" style:family="text">
      <style:text-properties officeooo:rsid="0242a67d"/>
    </style:style>
    <style:style style:name="T213" style:family="text">
      <style:text-properties officeooo:rsid="024386c5"/>
    </style:style>
    <style:style style:name="T214" style:family="text">
      <style:text-properties officeooo:rsid="02451787"/>
    </style:style>
    <style:style style:name="T215" style:family="text">
      <style:text-properties officeooo:rsid="02494166"/>
    </style:style>
    <style:style style:name="T216" style:family="text">
      <style:text-properties officeooo:rsid="0249eb9d"/>
    </style:style>
    <style:style style:name="T217" style:family="text">
      <style:text-properties officeooo:rsid="024b2957"/>
    </style:style>
    <style:style style:name="T218" style:family="text">
      <style:text-properties officeooo:rsid="024cb866"/>
    </style:style>
    <style:style style:name="T219" style:family="text">
      <style:text-properties officeooo:rsid="024cd893"/>
    </style:style>
    <style:style style:name="T220" style:family="text">
      <style:text-properties officeooo:rsid="024e136c"/>
    </style:style>
    <style:style style:name="T221" style:family="text">
      <style:text-properties officeooo:rsid="02500a02"/>
    </style:style>
    <style:style style:name="T222" style:family="text">
      <style:text-properties officeooo:rsid="02522c2b"/>
    </style:style>
    <style:style style:name="T223" style:family="text">
      <style:text-properties officeooo:rsid="0253a992"/>
    </style:style>
    <style:style style:name="T224" style:family="text">
      <style:text-properties officeooo:rsid="02548d93"/>
    </style:style>
    <style:style style:name="T225" style:family="text">
      <style:text-properties officeooo:rsid="02550423"/>
    </style:style>
    <style:style style:name="T226" style:family="text">
      <style:text-properties officeooo:rsid="02560696"/>
    </style:style>
    <style:style style:name="T227" style:family="text">
      <style:text-properties officeooo:rsid="0258a496"/>
    </style:style>
    <style:style style:name="T228" style:family="text">
      <style:text-properties officeooo:rsid="02594e6b"/>
    </style:style>
    <style:style style:name="T229" style:family="text">
      <style:text-properties officeooo:rsid="0259992a"/>
    </style:style>
    <style:style style:name="T230" style:family="text">
      <style:text-properties officeooo:rsid="025fea2a"/>
    </style:style>
    <style:style style:name="T231" style:family="text">
      <style:text-properties officeooo:rsid="0084372c"/>
    </style:style>
    <style:style style:name="T232" style:family="text">
      <style:text-properties officeooo:rsid="0263e5de"/>
    </style:style>
    <style:style style:name="T233" style:family="text">
      <style:text-properties officeooo:rsid="02704653"/>
    </style:style>
    <style:style style:name="T234" style:family="text">
      <style:text-properties officeooo:rsid="0271d8ee"/>
    </style:style>
    <style:style style:name="T235" style:family="text">
      <style:text-properties officeooo:rsid="0276f36b"/>
    </style:style>
    <style:style style:name="T236" style:family="text">
      <style:text-properties officeooo:rsid="02776c65"/>
    </style:style>
    <style:style style:name="T237" style:family="text">
      <style:text-properties officeooo:rsid="027acc6f"/>
    </style:style>
    <style:style style:name="T238" style:family="text">
      <style:text-properties officeooo:rsid="027b6d80"/>
    </style:style>
    <style:style style:name="T239" style:family="text">
      <style:text-properties officeooo:rsid="027d779a"/>
    </style:style>
    <style:style style:name="T240" style:family="text">
      <style:text-properties officeooo:rsid="027f9607"/>
    </style:style>
    <style:style style:name="T241" style:family="text">
      <style:text-properties officeooo:rsid="0284fbeb"/>
    </style:style>
    <style:style style:name="T242" style:family="text">
      <style:text-properties officeooo:rsid="02886639"/>
    </style:style>
    <style:style style:name="T243" style:family="text">
      <style:text-properties officeooo:rsid="028b489a"/>
    </style:style>
    <style:style style:name="T244" style:family="text">
      <style:text-properties officeooo:rsid="028cd3f7"/>
    </style:style>
    <style:style style:name="T245" style:family="text">
      <style:text-properties officeooo:rsid="0290fa8e"/>
    </style:style>
    <style:style style:name="T246" style:family="text">
      <style:text-properties officeooo:rsid="02965315"/>
    </style:style>
    <style:style style:name="T247" style:family="text">
      <style:text-properties officeooo:rsid="0296ab2e"/>
    </style:style>
    <style:style style:name="T248" style:family="text">
      <style:text-properties officeooo:rsid="02987fb5"/>
    </style:style>
    <style:style style:name="T249" style:family="text">
      <style:text-properties officeooo:rsid="029d711f"/>
    </style:style>
    <style:style style:name="T250" style:family="text">
      <style:text-properties officeooo:rsid="029dd48b"/>
    </style:style>
    <style:style style:name="T251" style:family="text">
      <style:text-properties officeooo:rsid="02a1bdc4"/>
    </style:style>
    <style:style style:name="T252" style:family="text">
      <style:text-properties officeooo:rsid="02a2b2fd"/>
    </style:style>
    <style:style style:name="T253" style:family="text">
      <style:text-properties officeooo:rsid="02a2ee26"/>
    </style:style>
    <style:style style:name="T254" style:family="text">
      <style:text-properties officeooo:rsid="02a70663"/>
    </style:style>
    <style:style style:name="T255" style:family="text">
      <style:text-properties officeooo:rsid="02a964f5"/>
    </style:style>
    <style:style style:name="T256" style:family="text">
      <style:text-properties officeooo:rsid="02a9bb12"/>
    </style:style>
    <style:style style:name="T257" style:family="text">
      <style:text-properties officeooo:rsid="02a9d17d"/>
    </style:style>
    <style:style style:name="T258" style:family="text">
      <style:text-properties officeooo:rsid="02b33a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 <text:s text:c="8"/><text:span text:style-name="T245">Project Proposal </text:span></text:p>
      <text:p text:style-name="P6"/>
      <text:p text:style-name="P6"><text:span text:style-name="T247">(1) Name: </text:span><text:span text:style-name="T246">Jackson Taylor</text:span></text:p>
      <text:p text:style-name="P5"/>
      <text:p text:style-name="P3"><text:span text:style-name="T222">(</text:span><text:span text:style-name="T248">2</text:span><text:span text:style-name="T222">) </text:span><text:span text:style-name="T16">Title: </text:span><text:span text:style-name="T249">Is</text:span><text:span text:style-name="T1"> </text:span>Meyers Briggs <text:span text:style-name="T1">personality </text:span><text:span text:style-name="T250">predictable by a users internet posts</text:span><text:span text:style-name="T1">?</text:span></text:p>
      <text:p text:style-name="P4"/>
      <text:p text:style-name="P7"><text:span text:style-name="T222">(</text:span><text:span text:style-name="T248">3</text:span><text:span text:style-name="T222">) </text:span>Back ground:</text:p>
      <text:p text:style-name="P7"/>
      <text:p text:style-name="P8">The Meyers Briggs test<text:span text:style-name="T49"> groups people into </text:span><text:span text:style-name="T78">one of </text:span><text:span text:style-name="T50">16 </text:span><text:span text:style-name="T49">unique </text:span><text:span text:style-name="T21">Meyers Briggs personalit</text:span><text:span text:style-name="T50">ies.</text:span><text:span text:style-name="T51"> </text:span><text:span text:style-name="T79">B</text:span><text:span text:style-name="T62">ased on the</text:span><text:span text:style-name="T51"> theory of the Meyers Briggs test, the full population of classified individuals have similarities based on shared </text:span><text:span text:style-name="T53">personality symbols</text:span><text:span text:style-name="T52">. </text:span><text:span text:style-name="T54">The 16 unique categories can be computed </text:span><text:span text:style-name="T55">by 4 disjoint binary operators that stand for </text:span><text:span text:style-name="T58">two aspect</text:span><text:span text:style-name="T59">s</text:span><text:span text:style-name="T58"> of personalities that are at odds. </text:span><text:span text:style-name="T63">By the test</text:span><text:span text:style-name="T251">s</text:span><text:span text:style-name="T63"> scientific theory, </text:span><text:span text:style-name="T66">each of the binary operands</text:span><text:span text:style-name="T63"> logically oppose each other.</text:span><text:span text:style-name="T58"> </text:span><text:span text:style-name="T57">T</text:span><text:span text:style-name="T56">he test determines </text:span><text:span text:style-name="T60">your classification for each of the 4 aspects of personality to determine your </text:span><text:span text:style-name="T61">full personality.</text:span></text:p>
      <text:p text:style-name="P8"/>
      <text:p text:style-name="P2"><text:a xlink:type="simple" xlink:href="https://www.16personalities.com/free-personality-test" text:style-name="Internet_20_link" text:visited-style-name="Visited_20_Internet_20_Link"><text:span text:style-name="T98">https://www.16personalities.com/free-personality-test</text:span></text:a></text:p>
      <text:p text:style-name="P2"/>
      <text:p text:style-name="P9"><text:span text:style-name="T227">Although the Meyers </text:span><text:span text:style-name="T231">Briggs </text:span><text:span text:style-name="T227">personalty test is established in the </text:span><text:span text:style-name="T230">topics and discussion</text:span><text:span text:style-name="T232">s</text:span><text:span text:style-name="T227"> </text:span><text:span text:style-name="T230">in the field of</text:span><text:span text:style-name="T227"> psychology, </text:span><text:span text:style-name="T228">there are skeptics.</text:span><text:span text:style-name="T227"> </text:span><text:span text:style-name="T226">Statistical</text:span><text:span text:style-name="T64"> </text:span><text:span text:style-name="T229">methods are</text:span><text:span text:style-name="T64"> </text:span><text:span text:style-name="T92">often </text:span><text:span text:style-name="T101">used </text:span><text:span text:style-name="T64">to </text:span><text:span text:style-name="T91">uncover</text:span><text:span text:style-name="T64"> issues and bias </text:span><text:span text:style-name="T77">in</text:span><text:span text:style-name="T64"> </text:span><text:span text:style-name="T77">classical </text:span><text:span text:style-name="T64">test</text:span><text:span text:style-name="T77">ing</text:span><text:span text:style-name="T64"> that may not accurately reflect the individual in a </text:span><text:span text:style-name="T65">realistic</text:span><text:span text:style-name="T64"> situation.</text:span></text:p>
      <text:p text:style-name="P10"/>
      <text:p text:style-name="P11">Th<text:span text:style-name="T86">e</text:span> statistical <text:span text:style-name="T253">work</text:span> <text:span text:style-name="T86">in this project </text:span><text:span text:style-name="T94">is</text:span><text:span text:style-name="T88"> related to t</text:span><text:span text:style-name="T211">he topic</text:span><text:span text:style-name="T87"> of </text:span><text:span text:style-name="T93">verifying patterns in</text:span><text:span text:style-name="T87"> personality </text:span><text:span text:style-name="T252">in the absence of</text:span><text:span text:style-name="T210"> psychological testing</text:span><text:span text:style-name="T87">. </text:span><text:span text:style-name="T95">However, </text:span><text:span text:style-name="T96">I make no claims to answer</text:span><text:span text:style-name="T95"> </text:span><text:span text:style-name="T102">deeper questions about the test</text:span><text:span text:style-name="T120">s</text:span><text:span text:style-name="T102"> validity</text:span><text:span text:style-name="T95"> </text:span><text:span text:style-name="T97">because I believe that it</text:span><text:span text:style-name="T95"> </text:span><text:span text:style-name="T97">requires</text:span><text:span text:style-name="T95"> more psychological evidence.</text:span></text:p>
      <text:p text:style-name="P11"/>
      <text:p text:style-name="P12"><text:span text:style-name="T223">(</text:span><text:span text:style-name="T248">4</text:span><text:span text:style-name="T223">) </text:span>Objective:</text:p>
      <text:p text:style-name="P13"/>
      <text:p text:style-name="P13">The project relies on precompiled data. The data set is represented by a single <text:span text:style-name="T47">csv</text:span> file.</text:p>
      <text:p text:style-name="P14"><text:span text:style-name="T7">The csv files contains the Meyers Briggs</text:span><text:span text:style-name="T3"> personalities </text:span><text:span text:style-name="T7">from the individual</text:span><text:span text:style-name="T48">s</text:span><text:span text:style-name="T7"> </text:span><text:span text:style-name="T3">and </text:span><text:span text:style-name="T4">the</text:span><text:span text:style-name="T100">ir corresponding</text:span><text:span text:style-name="T4"> last 50 posts on the “personalitycafe.com” </text:span><text:span text:style-name="T14">website</text:span><text:span text:style-name="T4"> </text:span><text:span text:style-name="T6">where the data was </text:span><text:span text:style-name="T26">obtained</text:span>. </text:p>
      <text:p text:style-name="P17"/>
      <text:p text:style-name="P19"><text:span text:style-name="T17">All points of analysis </text:span><text:span text:style-name="T18">in this project </text:span><text:span text:style-name="T89">will </text:span><text:span text:style-name="T74">branch from</text:span><text:span text:style-name="T17"> the </text:span><text:span text:style-name="T67">hypothesis</text:span><text:span text:style-name="T17"> that </text:span><text:span text:style-name="T111">the 4 personality classifications can be predicted </text:span><text:span text:style-name="T112">from </text:span><text:span text:style-name="T113">relationships in</text:span><text:span text:style-name="T112"> the</text:span><text:span text:style-name="T17"> </text:span><text:span text:style-name="T19">users </text:span><text:span text:style-name="T17">postings.</text:span></text:p>
      <text:p text:style-name="P19"/>
      <text:p text:style-name="P20"><text:span text:style-name="T75">In theory the right tests can predict </text:span><text:span text:style-name="T76">if the hypothesis </text:span><text:span text:style-name="T84">is correct for </text:span><text:span text:style-name="T85">one</text:span><text:span text:style-name="T84"> or more </text:span><text:span text:style-name="T118">of the 4 </text:span><text:span text:style-name="T84">aspects of personality.</text:span></text:p>
      <text:p text:style-name="P19"/>
      <text:p text:style-name="P22">If <text:span text:style-name="T123">there is not enough evidence to support </text:span><text:span text:style-name="T124">classification based on </text:span><text:span text:style-name="T125">the posting data </text:span><text:span text:style-name="T126">for one or more </text:span><text:span text:style-name="T129">of the 4 </text:span><text:span text:style-name="T126">aspect</text:span><text:span text:style-name="T129">s</text:span><text:span text:style-name="T126"> of personalty</text:span><text:span text:style-name="T121">, </text:span><text:span text:style-name="T127">are their patterns</text:span><text:span text:style-name="T122"> in the</text:span><text:span text:style-name="T72"> users </text:span><text:span text:style-name="T73">posting behavior </text:span><text:span text:style-name="T122">that correlates strongly</text:span><text:span text:style-name="T80"> </text:span><text:span text:style-name="T81">to </text:span><text:span text:style-name="T128">the </text:span><text:span text:style-name="T70">character traits</text:span><text:span text:style-name="T68"> </text:span><text:span text:style-name="T127">from the</text:span><text:span text:style-name="T68"> </text:span><text:span text:style-name="T69">Meyers Briggs</text:span><text:span text:style-name="T68"> personality</text:span><text:span text:style-name="T71"> test?</text:span></text:p>
      <text:p text:style-name="P23"/>
      <text:p text:style-name="P24"><text:span text:style-name="T22">Biased </text:span><text:span text:style-name="T114">S</text:span><text:span text:style-name="T22">ubgroup</text:span>:</text:p>
      <text:p text:style-name="P25"><text:span text:style-name="T23">There may be </text:span><text:span text:style-name="T103">substantial</text:span><text:span text:style-name="T23"> bias in the Meyers Briggs classification based on the sampling method </text:span><text:span text:style-name="T104">of the data</text:span><text:span text:style-name="T23">. </text:span></text:p>
      <text:p text:style-name="P25"><text:span text:style-name="T105">Potential</text:span><text:span text:style-name="T82"> issue:</text:span><text:span text:style-name="T23"> </text:span><text:span text:style-name="T82">T</text:span><text:span text:style-name="T23">he population of people who will</text:span><text:span text:style-name="T20"> tak</text:span><text:span text:style-name="T21">e </text:span><text:span text:style-name="T20">the Meyers Briggs personality test and share there personality publicly</text:span><text:span text:style-name="T23"> </text:span><text:span text:style-name="T105">might </text:span><text:span text:style-name="T24">be different than </text:span><text:span text:style-name="T25">the general population of people a</text:span><text:span text:style-name="T83">ss</text:span><text:span text:style-name="T25">essed by the Meyers Briggs test.</text:span></text:p>
      <text:p text:style-name="P21"/>
      <text:p text:style-name="P26"><text:soft-page-break/>Beyond <text:span text:style-name="T116">answering </text:span>the <text:span text:style-name="T116">claim in the </text:span>hypothesis there could be more to learn from statistical analysis <text:span text:style-name="T106">of relationships between the 4 character traits</text:span>. <text:span text:style-name="T115">i</text:span><text:span text:style-name="T108">.e.</text:span><text:span text:style-name="T107"> </text:span><text:span text:style-name="T109">D</text:span><text:span text:style-name="T107">o some subset </text:span><text:span text:style-name="T117">of</text:span><text:span text:style-name="T109"> </text:span><text:span text:style-name="T107">Meyer Briggs personalities influence </text:span><text:span text:style-name="T110">the behavior of the postings </text:span><text:span text:style-name="T132">if</text:span><text:span text:style-name="T117"> </text:span><text:span text:style-name="T119">more than </text:span><text:span text:style-name="T130">one </text:span><text:span text:style-name="T119">single</text:span><text:span text:style-name="T117"> aspect of personality </text:span><text:span text:style-name="T132">is fixed</text:span><text:span text:style-name="T117">.</text:span></text:p>
      <text:p text:style-name="P26"/>
      <text:p text:style-name="P27"><text:span text:style-name="T223">(</text:span><text:span text:style-name="T248">5</text:span><text:span text:style-name="T223">) </text:span>Data mining tasks:</text:p>
      <text:p text:style-name="P18"/>
      <text:p text:style-name="P28"><text:span text:style-name="T90">I wish to perform a variety of mining tasks to </text:span><text:span text:style-name="T131">pursue my objective.</text:span></text:p>
      <text:p text:style-name="P29"/>
      <text:p text:style-name="P30">The 50 user posts can be <text:span text:style-name="T148">sorted</text:span> by<text:span text:style-name="T134"> their personality. </text:span><text:span text:style-name="T135">Once </text:span><text:span text:style-name="T258">the list of user</text:span><text:span text:style-name="T135"> personalit</text:span><text:span text:style-name="T258">ies</text:span><text:span text:style-name="T135"> have been </text:span><text:span text:style-name="T147">sorted</text:span><text:span text:style-name="T136">, a variety of test</text:span><text:span text:style-name="T160">s</text:span><text:span text:style-name="T136"> can be applied. </text:span></text:p>
      <text:p text:style-name="P30"/>
      <text:p text:style-name="P34">Chi Squared:</text:p>
      <text:p text:style-name="P31"><text:span text:style-name="T149">After converting the </text:span><text:span text:style-name="T150">50 user posts from all users of the same type into a bag of words.</text:span></text:p>
      <text:p text:style-name="P35">A list of unique terms and there frequency can be created <text:span text:style-name="T160">for each personality type</text:span>.</text:p>
      <text:p text:style-name="P35"/>
      <text:p text:style-name="P36"><text:span text:style-name="T137">One </text:span>useful<text:span text:style-name="T137"> test is </text:span><text:span text:style-name="T138">getting a count </text:span><text:span text:style-name="T142">of</text:span><text:span text:style-name="T138"> </text:span><text:span text:style-name="T159">a </text:span><text:span text:style-name="T158">unique word</text:span><text:span text:style-name="T138"> for </text:span><text:span text:style-name="T151">one of the 4 </text:span><text:span text:style-name="T161">binary </text:span><text:span text:style-name="T151">aspects of </text:span><text:span text:style-name="T138">personality </text:span><text:span text:style-name="T139">and doing the same for the opposite </text:span><text:span text:style-name="T152">binary</text:span><text:span text:style-name="T140"> in the pair. </text:span><text:span text:style-name="T162">This involves calls to the created frequency table for the 8 personality that have the associated binary </text:span><text:span text:style-name="T163">and the 8 other personalities with the opposite </text:span><text:span text:style-name="T165">binary</text:span><text:span text:style-name="T163"> </text:span><text:span text:style-name="T166">in the pair</text:span><text:span text:style-name="T163">.</text:span></text:p>
      <text:p text:style-name="P36"/>
      <text:p text:style-name="P36"><text:span text:style-name="T143">The </text:span><text:span text:style-name="T133">Chi squared test for feature selection </text:span><text:span text:style-name="T143">can determine if the </text:span><text:span text:style-name="T164">simple</text:span><text:span text:style-name="T143"> </text:span><text:span text:style-name="T145">presence </text:span><text:span text:style-name="T164">of a </text:span><text:span text:style-name="T153">word</text:span><text:span text:style-name="T143"> </text:span><text:span text:style-name="T144">has a significant impact on personality.</text:span><text:span text:style-name="T146"> </text:span></text:p>
      <text:p text:style-name="P32"/>
      <text:p text:style-name="P37">However a bag of words is not the only way that the data can be represented <text:span text:style-name="T167">and analyzed</text:span>:</text:p>
      <text:p text:style-name="P37"/>
      <text:p text:style-name="P38">Supervised learning <text:span text:style-name="T154">(</text:span>Logistic Regression, <text:span text:style-name="T156">D</text:span><text:span text:style-name="T155">ecision tree</text:span><text:span text:style-name="T154">)</text:span>:</text:p>
      <text:p text:style-name="P38"/>
      <text:p text:style-name="P39">Logistic regression:</text:p>
      <text:p text:style-name="P39"/>
      <text:p text:style-name="P40"><text:span text:style-name="T175">S</text:span><text:span text:style-name="T174">elections</text:span> of size n <text:span text:style-name="T170">may be selected from the data set </text:span><text:span text:style-name="T174">with similar binary pairs</text:span><text:span text:style-name="T170">. </text:span></text:p>
      <text:p text:style-name="P41"><text:span text:style-name="T170">The </text:span><text:span text:style-name="T173">count for each</text:span><text:span text:style-name="T170"> unique word </text:span><text:span text:style-name="T181">or a subset of each unique words</text:span><text:span text:style-name="T170"> in the </text:span><text:span text:style-name="T233">full</text:span><text:span text:style-name="T170"> set </text:span><text:span text:style-name="T233">of unique words</text:span><text:span text:style-name="T170"> can be the predictor variable and the selection </text:span><text:span text:style-name="T234">from either binary pair can be the </text:span><text:span text:style-name="T170">response variable. </text:span></text:p>
      <text:p text:style-name="P41"/>
      <text:p text:style-name="P43">Note: <text:span text:style-name="T185">I</text:span>n this case <text:span text:style-name="T186">a single </text:span><text:span text:style-name="T187">entry </text:span><text:span text:style-name="T237">to form the regression function</text:span><text:span text:style-name="T187"> is </text:span><text:span text:style-name="T188">a s</text:span><text:span text:style-name="T174">election</text:span><text:span text:style-name="T169"> of size n. </text:span><text:span text:style-name="T189">so the logistic function will need many selection</text:span><text:span text:style-name="T254">s</text:span><text:span text:style-name="T189"> of size n to </text:span><text:span text:style-name="T238">valid</text:span><text:span text:style-name="T254">ate</text:span><text:span text:style-name="T189">.</text:span></text:p>
      <text:p text:style-name="P41"/>
      <text:p text:style-name="P42"><text:span text:style-name="T170">In theory, </text:span><text:span text:style-name="T239">the </text:span><text:span text:style-name="T237">regression function</text:span><text:span text:style-name="T170"> can </text:span><text:span text:style-name="T190">predict</text:span><text:span text:style-name="T171"> the probability </text:span><text:span text:style-name="T180">of either binary pair</text:span><text:span text:style-name="T172"> </text:span><text:span text:style-name="T176">for </text:span><text:span text:style-name="T179">a</text:span><text:span text:style-name="T178"> </text:span><text:span text:style-name="T182">new</text:span><text:span text:style-name="T176"> group of </text:span><text:span text:style-name="T177">n selected data entries </text:span><text:span text:style-name="T178">of the same </text:span><text:span text:style-name="T180">binary. </text:span></text:p>
      <text:p text:style-name="P44"/>
      <text:p text:style-name="P45">If <text:span text:style-name="T236">the function</text:span> <text:span text:style-name="T183">predicts high probability to the correct </text:span><text:span text:style-name="T184">binary </text:span><text:span text:style-name="T255">with </text:span><text:span text:style-name="T257">arbitrary</text:span><text:span text:style-name="T256"> inputs</text:span><text:span text:style-name="T191"> </text:span><text:span text:style-name="T235">for a significant number of subgroups of size n,</text:span><text:span text:style-name="T184"> </text:span><text:span text:style-name="T212">t</text:span><text:span text:style-name="T191">hen the logistic regression model </text:span><text:span text:style-name="T213">is successful </text:span><text:span text:style-name="T214">for</text:span><text:span text:style-name="T191"> predicting personality types based on word occurrences and </text:span><text:span text:style-name="T192">there is a</text:span><text:span text:style-name="T240"> </text:span><text:span text:style-name="T192">relationship between the users posting and there personality. </text:span></text:p>
      <text:p text:style-name="P45"/>
      <text:p text:style-name="P46"><text:span text:style-name="T193">Caveat: </text:span>If <text:span text:style-name="T193">th</text:span><text:span text:style-name="T196">is</text:span><text:span text:style-name="T193"> </text:span><text:span text:style-name="T191">logistic regression model </text:span><text:span text:style-name="T193">is effective </text:span><text:span text:style-name="T194">it is still </text:span><text:span text:style-name="T196">impossible</text:span><text:span text:style-name="T194"> to </text:span><text:span text:style-name="T199">be used </text:span><text:span text:style-name="T215">to</text:span><text:span text:style-name="T199"> </text:span><text:span text:style-name="T194">determine </text:span><text:span text:style-name="T195">a single users personality. </text:span><text:span text:style-name="T197">It implies </text:span><text:span text:style-name="T198">that </text:span><text:span text:style-name="T197">the patterns in word frequencies do effect </text:span><text:span text:style-name="T200">the outcomes </text:span><text:soft-page-break/><text:span text:style-name="T200">of </text:span><text:span text:style-name="T201">the </text:span><text:span text:style-name="T242">users </text:span><text:span text:style-name="T201">personality </text:span><text:span text:style-name="T241">but it is not accurate for a single users case.</text:span><text:span text:style-name="T201"> </text:span></text:p>
      <text:p text:style-name="P45"/>
      <text:p text:style-name="P47">Decision tree:</text:p>
      <text:p text:style-name="P48"><text:span text:style-name="T204">T</text:span>he most basic <text:span text:style-name="T203">application</text:span> of the decision tree is one that <text:span text:style-name="T202">builds from the inclusion </text:span><text:span text:style-name="T206">or exclusion </text:span><text:span text:style-name="T202">of </text:span><text:span text:style-name="T216">unique </text:span><text:span text:style-name="T202">words for each user. </text:span><text:span text:style-name="T217">A</text:span><text:span text:style-name="T204">fter </text:span><text:span text:style-name="T205">determining average frequencies of words </text:span><text:span text:style-name="T217">I may specify thresholds </text:span><text:span text:style-name="T218">to </text:span><text:span text:style-name="T219">a number of words as a decision </text:span><text:span text:style-name="T220">as opposed to </text:span><text:span text:style-name="T219">simple inclusion.</text:span></text:p>
      <text:p text:style-name="P48"/>
      <text:p text:style-name="P48"><text:span text:style-name="T206">If this model </text:span><text:span text:style-name="T208">is successful</text:span><text:span text:style-name="T206"> </text:span><text:span text:style-name="T207">then it can predict a </text:span><text:span text:style-name="T208">users personality based on their text input </text:span><text:span text:style-name="T221">to a reasonable accuracy</text:span><text:span text:style-name="T208">. </text:span></text:p>
      <text:p text:style-name="P48"/>
      <text:p text:style-name="P49">In this model proves <text:span text:style-name="T243">ineffective</text:span> then other machine model<text:span text:style-name="T209">s</text:span> will be explored.</text:p>
      <text:p text:style-name="P49"/>
      <text:p text:style-name="P50"><text:span text:style-name="T224">(</text:span><text:span text:style-name="T248">6</text:span><text:span text:style-name="T224">) </text:span>considerations:</text:p>
      <text:p text:style-name="P33"/>
      <text:p text:style-name="P51">I need to <text:span text:style-name="T157">consider</text:span> the computational complexity of <text:span text:style-name="T141">these</text:span> tasks and <text:span text:style-name="T157">test with varied</text:span> <text:span text:style-name="T157">portion</text:span><text:span text:style-name="T168">s</text:span> of the full data set.</text:p>
      <text:p text:style-name="P51"/>
      <text:p text:style-name="P52">Are there any other algorithms that maybe useful for my objective?</text:p>
      <text:p text:style-name="P52"/>
      <text:p text:style-name="P15"><text:span text:style-name="T225">(</text:span><text:span text:style-name="T248">7</text:span><text:span text:style-name="T225">) </text:span><text:span text:style-name="T27">Ethic</text:span><text:span text:style-name="T41">al Data Source</text:span><text:span text:style-name="T27">:</text:span></text:p>
      <text:p text:style-name="P15"/>
      <text:p text:style-name="P53"><text:span text:style-name="T28">Although I can’t be certain of the means that this data was collected, </text:span><text:span text:style-name="T29">I am relatively confident that this data is ethical to collect and transform in the compiled csv that my project </text:span><text:span text:style-name="T31">uses</text:span><text:span text:style-name="T28">. </text:span></text:p>
      <text:p text:style-name="P53"/>
      <text:p text:style-name="P54"><text:span text:style-name="T29">It seems for such </text:span><text:span text:style-name="T32">a</text:span><text:span text:style-name="T29"> large collection of </text:span><text:span text:style-name="T33">random </text:span><text:span text:style-name="T29">user posts </text:span><text:span text:style-name="T33">a bot</text:span><text:span text:style-name="T29"> would have to crawl </text:span><text:span text:style-name="T30">multiple forums. I think it is unlikely that </text:span><text:span text:style-name="T40">t</text:span><text:span text:style-name="T30">he website store</text:span><text:span text:style-name="T34">s</text:span><text:span text:style-name="T30"> this data automatically, but as long as it is publicly accessible I don’t see any ethical issue with scraping it.</text:span></text:p>
      <text:p text:style-name="P54"/>
      <text:p text:style-name="P55"><text:span text:style-name="T35">More evidence about the websites normal </text:span><text:span text:style-name="T42">security</text:span><text:span text:style-name="T35"> and anti-</text:span><text:span text:style-name="T36">web crawler</text:span><text:span text:style-name="T35"> standards </text:span><text:span text:style-name="T36">makes me confident that the website itself is not malicious </text:span><text:span text:style-name="T43">and the admins have made some attempt to protect sensitive content</text:span><text:span text:style-name="T36">.</text:span></text:p>
      <text:p text:style-name="P57"/>
      <text:p text:style-name="P57"><text:span text:style-name="T12">T</text:span>he “robots.txt” file for the root of the website:</text:p>
      <text:p text:style-name="P1"><text:a xlink:type="simple" xlink:href="https://www.personalitycafe.com/robots.txt" text:style-name="Internet_20_link" text:visited-style-name="Visited_20_Internet_20_Link"><text:span text:style-name="T99">https://www.personalitycafe.com/robots.txt</text:span></text:a></text:p>
      <text:p text:style-name="P16"/>
      <text:p text:style-name="P58"><text:span text:style-name="T10">In summary t</text:span>he “robots.txt” file <text:span text:style-name="T8">disallows scraping of sensitive data which </text:span><text:span text:style-name="T37">reaffirms</text:span><text:span text:style-name="T8"> that the data was likely scraped on </text:span><text:span text:style-name="T38">the website</text:span><text:span text:style-name="T45">s</text:span><text:span text:style-name="T8"> public forums. </text:span><text:span text:style-name="T46">In this likely scenario it follows that</text:span> t<text:span text:style-name="T2">he collection of </text:span><text:span text:style-name="T5">this </text:span><text:span text:style-name="T2">user data </text:span>was<text:span text:style-name="T6"> </text:span><text:span text:style-name="T9">already established as</text:span><text:span text:style-name="T6"> public</text:span>ly accessible information <text:span text:style-name="T9">by the user. </text:span><text:span text:style-name="T13">Like most websites, </text:span><text:span text:style-name="T15">more </text:span><text:span text:style-name="T13">personal user information is password protected.</text:span></text:p>
      <text:p text:style-name="P58"/>
      <text:p text:style-name="P56"><text:span text:style-name="T44">In conclusion, </text:span><text:span text:style-name="T11">I believe that this data was min</text:span><text:span text:style-name="T39">ed</text:span><text:span text:style-name="T11"> ethically due to the websites reasonable security standards and the </text:span><text:span text:style-name="T244">likely </text:span><text:span text:style-name="T11">methods of data col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7T23:46:30.717000000</dc:date>
    <meta:editing-duration>PT6H40M59S</meta:editing-duration>
    <meta:editing-cycles>516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50" meta:word-count="1153" meta:character-count="7016" meta:non-whitespace-character-count="5890"/>
  </office:meta>
</office:document-meta>
</file>